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shrink-to-fit="tru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A6A6A6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A6A6A6"/>
    </style:style>
    <style:style style:name="ce6" style:family="table-cell" style:parent-style-name="Default" style:data-style-name="N0">
      <style:table-cell-properties style:vertical-align="top" fo:background-color="#A6A6A6"/>
    </style:style>
    <style:style style:name="ce7" style:family="table-cell" style:parent-style-name="Default" style:data-style-name="N0">
      <style:table-cell-properties style:vertical-align="top" fo:wrap-option="wrap" fo:background-color="#A6A6A6"/>
    </style:style>
    <style:style style:name="ce8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BFBFBF"/>
    </style:style>
    <style:style style:name="ce10" style:family="table-cell" style:parent-style-name="Default" style:data-style-name="N0">
      <style:table-cell-properties style:vertical-align="top" fo:background-color="#BFBFBF"/>
    </style:style>
    <style:style style:name="ce11" style:family="table-cell" style:parent-style-name="Default" style:data-style-name="N0">
      <style:table-cell-properties style:vertical-align="top" fo:wrap-option="wrap" fo:background-color="#BFBFB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730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6.4pt" style:use-optimal-row-height="fals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6" table:number-rows-spanned="1" table:style-name="ce4">
            <text:p>Table 1. Comparison of Newton’s and Halley’s methods for evaluating W_0(x)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5">
            <text:p>Method</text:p>
          </table:table-cell>
          <table:table-cell office:value-type="string" table:style-name="ce6">
            <text:p>Exact:</text:p>
          </table:table-cell>
          <table:table-cell office:value-type="string" table:style-name="ce7">
            <text:p>y = -1 <text:s text:c="19"/>Err <text:s text:c="19"/>Iter</text:p>
          </table:table-cell>
          <table:table-cell office:value-type="string" table:style-name="ce7">
            <text:p>y = -1+2^-10 <text:s text:c="19"/>Err <text:s text:c="19"/>Iter</text:p>
          </table:table-cell>
          <table:table-cell office:value-type="string" table:style-name="ce7">
            <text:p>y = -1/2 <text:s text:c="14"/>Err <text:s text:c="19"/>Iter</text:p>
          </table:table-cell>
          <table:table-cell office:value-type="string" table:style-name="ce7">
            <text:p>y = 8 <text:s text:c="17"/>Err <text:s text:c="17"/>Iter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">
            <text:p>Newton</text:p>
          </table:table-cell>
          <table:table-cell office:value-type="string" table:style-name="ce1">
            <text:p>y_0 = 1</text:p>
          </table:table-cell>
          <table:table-cell office:value-type="string" table:style-name="ce2">
            <text:p>6.85403323608113E-06 <text:s text:c="10"/>20</text:p>
          </table:table-cell>
          <table:table-cell office:value-type="string" table:style-name="ce2">
            <text:p>2.6406619413332777e-07 <text:s text:c="7"/>16</text:p>
          </table:table-cell>
          <table:table-cell office:value-type="string" table:style-name="ce2">
            <text:p>9.81057742477364E-06 <text:s text:c="12"/>7</text:p>
          </table:table-cell>
          <table:table-cell office:value-type="string" table:style-name="ce2">
            <text:p>0.9997669027670781 <text:s text:c="12"/>10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y_0 = opt</text:p>
          </table:table-cell>
          <table:table-cell office:value-type="string" table:style-name="ce2">
            <text:p>6.85403323608113E-06 <text:s text:c="10"/>20</text:p>
          </table:table-cell>
          <table:table-cell office:value-type="string" table:style-name="ce2">
            <text:p>4.419464361138381e-07 <text:s text:c="11"/>14</text:p>
          </table:table-cell>
          <table:table-cell office:value-type="string" table:style-name="ce2">
            <text:p>1.9162112323001246e-06 <text:s text:c="13"/>5</text:p>
          </table:table-cell>
          <table:table-cell office:value-type="string" table:style-name="ce2">
            <text:p>1.850441471162867e-07 <text:s text:c="12"/>4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">
            <text:p>Halley</text:p>
          </table:table-cell>
          <table:table-cell office:value-type="string" table:style-name="ce1">
            <text:p>y_0 = 1</text:p>
          </table:table-cell>
          <table:table-cell office:value-type="string" table:style-name="ce2">
            <text:p>5.272811389526445e-06 <text:s text:c="9"/>10</text:p>
          </table:table-cell>
          <table:table-cell office:value-type="string" table:style-name="ce2">
            <text:p>5.272835717664775e-06 <text:s text:c="9"/>10</text:p>
          </table:table-cell>
          <table:table-cell office:value-type="string" table:style-name="ce2">
            <text:p>4.389252938294686e-06 <text:s text:c="11"/>10</text:p>
          </table:table-cell>
          <table:table-cell office:value-type="string" table:style-name="ce2">
            <text:p>1.49569440921482E-06 <text:s text:c="10"/>1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y_0 = opt</text:p>
          </table:table-cell>
          <table:table-cell office:value-type="string" table:style-name="ce2">
            <text:p>zero division error</text:p>
          </table:table-cell>
          <table:table-cell office:value-type="string" table:style-name="ce2">
            <text:p>4.651583286588906e-06 <text:s text:c="10"/>5</text:p>
          </table:table-cell>
          <table:table-cell office:value-type="string" table:style-name="ce2">
            <text:p>6.26816346419639E-06 <text:s text:c="17"/>9</text:p>
          </table:table-cell>
          <table:table-cell office:value-type="string" table:style-name="ce2">
            <text:p>7.48312286447117E-06 <text:s text:c="13"/>7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number-columns-spanned="6" table:number-rows-spanned="1" table:style-name="ce8">
            <text:p>Table 2. Comparison of Newton’s and Halley’s methods for evaluating W_{-1}(x).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style-name="ce9">
            <text:p>Method</text:p>
          </table:table-cell>
          <table:table-cell office:value-type="string" table:style-name="ce10">
            <text:p>Exact:</text:p>
          </table:table-cell>
          <table:table-cell office:value-type="string" table:style-name="ce11">
            <text:p>y = -1 <text:s text:c="19"/>Err <text:s text:c="19"/>Iter</text:p>
          </table:table-cell>
          <table:table-cell office:value-type="string" table:style-name="ce11">
            <text:p>y = -1-2^-10 <text:s text:c="19"/>Err <text:s text:c="19"/>Iter</text:p>
          </table:table-cell>
          <table:table-cell office:value-type="string" table:style-name="ce11">
            <text:p>y = -1.5 <text:s text:c="14"/>Err <text:s text:c="19"/>Iter</text:p>
          </table:table-cell>
          <table:table-cell office:value-type="string" table:style-name="ce11">
            <text:p>y = -8 <text:s text:c="17"/>Err <text:s text:c="17"/>Iter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">
            <text:p>Newton</text:p>
          </table:table-cell>
          <table:table-cell office:value-type="string" table:style-name="ce1">
            <text:p>y_0 = -2</text:p>
          </table:table-cell>
          <table:table-cell office:value-type="string" table:style-name="ce2">
            <text:p>7.099431064139239e-06 <text:s text:c="8"/>16</text:p>
          </table:table-cell>
          <table:table-cell office:value-type="string" table:style-name="ce2">
            <text:p>3.619090791495694e-07 <text:s text:c="7"/>12</text:p>
          </table:table-cell>
          <table:table-cell office:value-type="string" table:style-name="ce2">
            <text:p>5.587808349361012e-08 <text:s text:c="9"/>4</text:p>
          </table:table-cell>
          <table:table-cell office:value-type="string" table:style-name="ce2">
            <text:p>2.8619249192729512e-09 <text:s text:c="7"/>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y_0 = opt</text:p>
          </table:table-cell>
          <table:table-cell office:value-type="string" table:style-name="ce2">
            <text:p>7.099431064139239e-06 <text:s text:c="8"/>16</text:p>
          </table:table-cell>
          <table:table-cell office:value-type="string" table:style-name="ce2">
            <text:p>3.178784027113579e-07 <text:s text:c="12"/>1</text:p>
          </table:table-cell>
          <table:table-cell office:value-type="string" table:style-name="ce2">
            <text:p>6.338421268958783e-06 <text:s text:c="9"/>3</text:p>
          </table:table-cell>
          <table:table-cell office:value-type="string" table:style-name="ce2">
            <text:p>1.2281669636848846e-07 <text:s text:c="8"/>4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3">
            <text:p>Halley</text:p>
          </table:table-cell>
          <table:table-cell office:value-type="string" table:style-name="ce1">
            <text:p>y_0 = -2</text:p>
          </table:table-cell>
          <table:table-cell office:value-type="string" table:style-name="ce2">
            <text:p>6.17934179682159E-06 <text:s text:c="11"/>24</text:p>
          </table:table-cell>
          <table:table-cell office:value-type="string" table:style-name="ce2">
            <text:p>6.917772354589452e-06 <text:s text:c="12"/>24</text:p>
          </table:table-cell>
          <table:table-cell office:value-type="string" table:style-name="ce2">
            <text:p>3.9312309428995e-06 <text:s text:c="14"/>20</text:p>
          </table:table-cell>
          <table:table-cell office:value-type="string" table:style-name="ce2">
            <text:p>1.73401522976181e-07 <text:s text:c="15"/>1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">
            <text:p>y_0 = opt</text:p>
          </table:table-cell>
          <table:table-cell office:value-type="string" table:style-name="ce2">
            <text:p>zero division error</text:p>
          </table:table-cell>
          <table:table-cell office:value-type="string" table:style-name="ce2">
            <text:p>4.3133640301703555e-06 <text:s text:c="7"/>52</text:p>
          </table:table-cell>
          <table:table-cell office:value-type="string" table:style-name="ce2">
            <text:p>5.950298098493807e-06 <text:s text:c="10"/>18</text:p>
          </table:table-cell>
          <table:table-cell office:value-type="string" table:style-name="ce2">
            <text:p>2.06528825444302E-07 <text:s text:c="8"/>15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aisal Ahmed Moshiur</meta:initial-creator>
    <dc:creator>Faisal Ahmed Moshiur</dc:creator>
    <meta:creation-date>2023-02-19T07:47:51Z</meta:creation-date>
    <dc:date>2023-02-19T09:32:31Z</dc:date>
  </office:meta>
</office:document-meta>
</file>